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Source Code Pro" fo:font-size="10.5pt" officeooo:rsid="000b537d" officeooo:paragraph-rsid="000b537d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Standard">
      <style:text-properties officeooo:rsid="000b537d" officeooo:paragraph-rsid="000b537d"/>
    </style:style>
    <style:style style:name="P5" style:family="paragraph" style:parent-style-name="Standard">
      <style:text-properties officeooo:rsid="000d5bce" officeooo:paragraph-rsid="000d5bce"/>
    </style:style>
    <style:style style:name="P6" style:family="paragraph" style:parent-style-name="Standard">
      <style:text-properties officeooo:rsid="000e46bc" officeooo:paragraph-rsid="000e46bc"/>
    </style:style>
    <style:style style:name="T1" style:family="text">
      <style:text-properties fo:font-weight="bold"/>
    </style:style>
    <style:style style:name="T2" style:family="text">
      <style:text-properties fo:color="#cc7832"/>
    </style:style>
    <style:style style:name="T3" style:family="text">
      <style:text-properties fo:color="#cc7832" fo:font-weight="bold"/>
    </style:style>
    <style:style style:name="T4" style:family="text">
      <style:text-properties fo:color="#cc7832" style:font-name="Source Code Pro" fo:font-size="10.5pt"/>
    </style:style>
    <style:style style:name="T5" style:family="text">
      <style:text-properties fo:color="#cc7832" style:font-name="Source Code Pro" fo:font-size="10.5pt" fo:font-weight="bold"/>
    </style:style>
    <style:style style:name="T6" style:family="text">
      <style:text-properties fo:color="#94558d"/>
    </style:style>
    <style:style style:name="T7" style:family="text">
      <style:text-properties style:font-name="Source Code Pro" fo:font-size="10.5pt"/>
    </style:style>
    <style:style style:name="T8" style:family="text">
      <style:text-properties fo:color="#8888c6" style:font-name="Source Code Pro" fo:font-size="10.5pt"/>
    </style:style>
    <style:style style:name="T9" style:family="text">
      <style:text-properties fo:color="#6897bb"/>
    </style:style>
    <style:style style:name="T10" style:family="text">
      <style:text-properties fo:color="#6897bb" style:font-name="Source Code Pro" fo:font-size="10.5pt"/>
    </style:style>
    <style:style style:name="T11" style:family="text">
      <style:text-properties fo:color="#a5c261" style:font-name="Source Code Pro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 skeleton</text:p>
      <text:p text:style-name="P4">1. clustering</text:p>
      <text:p text:style-name="P4">2. running simple DQN</text:p>
      <text:p text:style-name="P4">run a simple dqn for discovering problems and the like</text:p>
      <text:p text:style-name="P4">code used https://jaromiru.com/2016/10/03/lets-make-a-dqn-implementation/</text:p>
      <text:p text:style-name="P4">simple reward function defined as:</text:p>
      <text:p text:style-name="P1"><text:span text:style-name="T3">def </text:span><text:span text:style-name="T1">computeReward</text:span>(<text:span text:style-name="T6">self</text:span><text:span text:style-name="T2">, </text:span>action<text:span text:style-name="T2">, </text:span>observation<text:span text:style-name="T2">, </text:span>edges<text:span text:style-name="T2">, </text:span>):</text:p>
      <text:p text:style-name="P3"><text:s text:c="4"/><text:span text:style-name="T7">rowsinmatrix=</text:span><text:span text:style-name="T8">len</text:span><text:span text:style-name="T7">(edges)</text:span></text:p>
      <text:p text:style-name="P3"><text:s text:c="4"/><text:span text:style-name="T7">numberofmeasurements=</text:span><text:span text:style-name="T10">5</text:span></text:p>
      <text:p text:style-name="P3"><text:span text:style-name="T9"><text:s text:c="4"/></text:span><text:span text:style-name="T7">x = np.matrix(observation.reshape((rowsinmatrix</text:span><text:span text:style-name="T4">, </text:span><text:span text:style-name="T7">numberofmeasurements)))</text:span></text:p>
      <text:p text:style-name="P3"><text:s text:c="4"/><text:span text:style-name="T7">means = x.mean(</text:span><text:span text:style-name="T10">0</text:span><text:span text:style-name="T7">).tolist()[</text:span><text:span text:style-name="T10">0</text:span><text:span text:style-name="T7">]</text:span></text:p>
      <text:p text:style-name="P3"><text:s text:c="4"/><text:span text:style-name="T7">r = </text:span><text:span text:style-name="T10">0</text:span></text:p>
      <text:p text:style-name="P3"><text:span text:style-name="T9"><text:s text:c="4"/></text:span><text:span text:style-name="T5">if </text:span><text:span text:style-name="T7">means[</text:span><text:span text:style-name="T10">0</text:span><text:span text:style-name="T7">] == </text:span><text:span text:style-name="T10">0</text:span><text:span text:style-name="T7">:</text:span></text:p>
      <text:p text:style-name="P3"><text:s text:c="8"/><text:span text:style-name="T7">r += </text:span><text:span text:style-name="T10">1</text:span></text:p>
      <text:p text:style-name="P3"><text:span text:style-name="T9"><text:s text:c="4"/></text:span><text:span text:style-name="T5">else</text:span><text:span text:style-name="T7">:</text:span></text:p>
      <text:p text:style-name="P3"><text:s text:c="8"/><text:span text:style-name="T5">if </text:span><text:span text:style-name="T7">means[</text:span><text:span text:style-name="T10">0</text:span><text:span text:style-name="T7">] / </text:span><text:span text:style-name="T10">10 </text:span><text:span text:style-name="T7">&lt; </text:span><text:span text:style-name="T10">0.2</text:span><text:span text:style-name="T7">:</text:span></text:p>
      <text:p text:style-name="P3"><text:s text:c="12"/><text:span text:style-name="T7">r += -</text:span><text:span text:style-name="T10">.5</text:span></text:p>
      <text:p text:style-name="P3"><text:span text:style-name="T9"><text:s text:c="4"/></text:span><text:span text:style-name="T5">if </text:span><text:span text:style-name="T7">means[</text:span><text:span text:style-name="T10">0</text:span><text:span text:style-name="T7">] / </text:span><text:span text:style-name="T10">10 </text:span><text:span text:style-name="T7">&gt; </text:span><text:span text:style-name="T10">0.5</text:span><text:span text:style-name="T7">:</text:span></text:p>
      <text:p text:style-name="P3"><text:s text:c="8"/><text:span text:style-name="T7">r += -</text:span><text:span text:style-name="T10">1</text:span></text:p>
      <text:p text:style-name="P3"><text:span text:style-name="T9"><text:s text:c="4"/></text:span><text:span text:style-name="T7">r += </text:span><text:span text:style-name="T10">0.2 </text:span><text:span text:style-name="T7">* action.count(</text:span><text:span text:style-name="T11">"g"</text:span><text:span text:style-name="T7">)</text:span></text:p>
      <text:p text:style-name="P3"><text:s text:c="4"/><text:span text:style-name="T7">r += -</text:span><text:span text:style-name="T10">0.2 </text:span><text:span text:style-name="T7">* action.count(</text:span><text:span text:style-name="T11">"r"</text:span><text:span text:style-name="T7">)</text:span></text:p>
      <text:p text:style-name="P2"><text:s text:c="4"/><text:span text:style-name="T5">return </text:span><text:span text:style-name="T7">r</text:span></text:p>
      <text:p text:style-name="P5">conclusions:</text:p>
      <text:p text:style-name="P5">show graph of random vs no control vs RL learner</text:p>
      <text:p text:style-name="P5"/>
      <text:p text:style-name="P5">→ emergency stops are a problem, cuz the learner switches from green to red instantly</text:p>
      <text:p text:style-name="P6">3. running extended dqn</text:p>
      <text:p text:style-name="P6">4. tuning the reward function</text:p>
      <text:p text:style-name="P6">5. trying more state information and larger network with tuned rewa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03:48.524801867</meta:creation-date>
    <dc:date>2017-01-18T12:21:09.841197674</dc:date>
    <meta:editing-duration>PT1H6M5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128" meta:character-count="916" meta:non-whitespace-character-count="736"/>
  </office:meta>
</office:document-meta>
</file>